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officeooo:rsid="0013e0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13e0cf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solid" style:text-underline-width="auto" style:text-underline-color="font-color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dfb52346-7fff-a286-d4a1-c045b6b1f7cf"/><text:span text:style-name="T3">Sukurti formą, kurioje įvedus sumą BTC, gyvai rodytų jos atitikmenį USD, EUR, ir GBP valiutomis, panaudojant JSON API. API:</text:span><text:a xlink:type="simple" xlink:href="https://api.coindesk.com/v1/bpi/currentprice.json" text:style-name="Internet_20_link" text:visited-style-name="Visited_20_Internet_20_Link"><text:span text:style-name="T6"> </text:span></text:a><text:a xlink:type="simple" xlink:href="https://api.coindesk.com/v1/bpi/currentprice.json" text:style-name="Internet_20_link" text:visited-style-name="Visited_20_Internet_20_Link"><text:span text:style-name="T5">https://api.coindesk.com/v1/bpi/currentprice.json</text:span></text:a></text:p>
      <text:p text:style-name="Text_20_body"/>
      <text:p text:style-name="P2">Reikalavimai:</text:p>
      <text:p text:style-name="P2">1) Formoje turi būti įvesties laukas, kuriame vartotojas gali įvesti BTC sumą</text:p>
      <text:p text:style-name="P2">2) Formoje turi būti dinaminis (0-3) skaičius laukų, kurie rodys sumos atitikmenį valiutomis.</text:p>
      <text:p text:style-name="P2">3) Valiutų laukai gali būti išimti (X/Remove mygtukas)</text:p>
      <text:p text:style-name="P2">4) Jei ne visi valiutų laukai matomi, turi būti meniu (dropdown) pridėti papildomą valiutą.</text:p>
      <text:p text:style-name="P2">5) Valiutų (išskyrus BTC) laukai turi būti teisingai suformatuoti (pvz $21,198.03)</text:p>
      <text:p text:style-name="P2">6) Valiutų kursas ir sumos atitikmenys turi automatiškai atsinaujinti kas minutę.</text:p>
      <text:p text:style-name="P3"><text:span text:style-name="T1"><text:line-break/>7) Komponentas turi veikti naršyklėje SPA principu. Galima naudotis bet kokiais įrankiais ar bibliotekomis. JS versija ES2017, bei TC39 Stage 3 proposals.<text:line-break/></text:span><text:span text:style-name="T4">ARBA</text:span><text:span text:style-name="T1"><text:line-break/>7) Komponentas turi būti parašytas su React, apart jo galima naudoti bet kokius įrankius ar bibliotekas. JS versija ES2017 bei TC39 Stage 3 proposals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7:58:10.902808837</meta:creation-date>
    <dc:date>2019-06-05T17:58:46.593000076</dc:date>
    <meta:editing-duration>PT36S</meta:editing-duration>
    <meta:editing-cycles>1</meta:editing-cycles>
    <meta:document-statistic meta:table-count="0" meta:image-count="0" meta:object-count="0" meta:page-count="1" meta:paragraph-count="10" meta:word-count="137" meta:character-count="976" meta:non-whitespace-character-count="846"/>
    <meta:generator>LibreOffice/6.1.6.3$Linux_X86_64 LibreOffice_project/10$Build-3</meta:generator>
  </office:meta>
</office:document-meta>
</file>